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7B763C38351B888B.png" manifest:media-type="image/png"/>
  <manifest:file-entry manifest:full-path="Pictures/10000201000001C70000013B58E230BB51AF58BF.png" manifest:media-type="image/png"/>
  <manifest:file-entry manifest:full-path="Pictures/10000201000001C70000013BE4E37CDDF8E78681.png" manifest:media-type="image/png"/>
  <manifest:file-entry manifest:full-path="Pictures/100002010000012C00000041FB3B55A81A68C668.png" manifest:media-type="image/png"/>
  <manifest:file-entry manifest:full-path="Pictures/10000201000000C8000000A700C779154209EB46.png" manifest:media-type="image/png"/>
  <manifest:file-entry manifest:full-path="Pictures/10000201000001C70000013B08745A690C3D5B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177cm"/>
    </style:style>
    <style:style style:name="gr5" style:family="graphic" style:parent-style-name="standard">
      <style:graphic-properties draw:stroke="none" svg:stroke-color="#000000" draw:fill="none" draw:fill-color="#ffffff" fo:min-height="0.52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889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fo:min-height="0.433cm"/>
    </style:style>
    <style:style style:name="gr13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9900" fo:font-size="24pt" fo:font-weight="bold" style:font-size-asian="11pt" style:font-size-complex="11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color="#ff3333" fo:font-size="15pt" fo:font-weight="bold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9900" fo:font-size="24pt" fo:font-weight="bold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3333" fo:font-size="15pt" fo:font-weight="bold" style:font-size-asian="11pt" style:font-size-complex="11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9cm" svg:height="1.397cm" svg:x="7.666cm" svg:y="10.09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8.65cm" svg:y1="6.588cm" svg:x2="8.67cm" svg:y2="10.239cm">
          <text:p/>
        </draw:line>
        <draw:frame draw:style-name="gr3" draw:text-style-name="P3" draw:layer="layout" svg:width="1.397cm" svg:height="1.27cm" svg:x="7.886cm" svg:y="11.659cm">
          <draw:text-box>
            <text:p>H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Simple </text:span><text:span text:style-name="T1">Switch</text:span></text:p>
          </draw:text-box>
        </draw:frame>
        <draw:frame draw:style-name="gr1" draw:text-style-name="P1" draw:layer="layout" svg:width="10.798cm" svg:height="2.996cm" svg:x="5.823cm" svg:y="4.151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2.019cm" svg:height="1.397cm" svg:x="10.467cm" svg:y="10.091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1.451cm" svg:y1="6.589cm" svg:x2="11.471cm" svg:y2="10.24cm">
          <text:p/>
        </draw:line>
        <draw:frame draw:style-name="gr3" draw:text-style-name="P3" draw:layer="layout" svg:width="1.397cm" svg:height="1.27cm" svg:x="10.687cm" svg:y="11.66cm">
          <draw:text-box>
            <text:p>H2</text:p>
          </draw:text-box>
        </draw:frame>
        <draw:frame draw:style-name="gr1" draw:text-style-name="P1" draw:layer="layout" svg:width="2.019cm" svg:height="1.397cm" svg:x="13.067cm" svg:y="10.091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4.051cm" svg:y1="6.589cm" svg:x2="14.071cm" svg:y2="10.24cm">
          <text:p/>
        </draw:line>
        <draw:frame draw:style-name="gr5" draw:text-style-name="P3" draw:layer="layout" svg:width="3.415cm" svg:height="0.962cm" svg:x="12.887cm" svg:y="11.66cm">
          <draw:text-box>
            <text:p>Server1</text:p>
          </draw:text-box>
        </draw:frame>
      </draw:page>
      <draw:page draw:name="page2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2.397cm" svg:y="20.769cm">
          <draw:text-box>
            <text:p>A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Simple </text:span><text:span text:style-name="T1">Router</text:span></text:p>
          </draw:text-box>
        </draw:frame>
        <draw:frame draw:style-name="gr1" draw:text-style-name="P1" draw:layer="layout" svg:width="6.027cm" svg:height="1.845cm" svg:x="2.023cm" svg:y="14.28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5.499cm" svg:y="19.213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6.384cm" svg:y1="15.738cm" svg:x2="6.402cm" svg:y2="19.361cm">
          <text:p/>
        </draw:line>
        <draw:frame draw:style-name="gr6" draw:text-style-name="P3" draw:layer="layout" svg:width="1.526cm" svg:height="1.673cm" svg:x="5.697cm" svg:y="20.77cm">
          <draw:text-box>
            <text:p>A2</text:p>
          </draw:text-box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1.816cm" svg:height="1.386cm" svg:x="14.181cm" svg:y="19.213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5.066cm" svg:y1="15.738cm" svg:x2="15.084cm" svg:y2="19.361cm">
          <text:p/>
        </draw:line>
        <draw:frame draw:style-name="gr6" draw:text-style-name="P3" draw:layer="layout" svg:width="2.037cm" svg:height="1.673cm" svg:x="13.598cm" svg:y="20.77cm">
          <draw:text-box>
            <text:p>A3</text:p>
          </draw:text-box>
        </draw:frame>
        <draw:frame draw:style-name="gr1" draw:text-style-name="P1" draw:layer="layout" svg:width="6.027cm" svg:height="1.845cm" svg:x="13.224cm" svg:y="14.28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16.7cm" svg:y="19.214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7.585cm" svg:y1="15.739cm" svg:x2="17.603cm" svg:y2="19.362cm">
          <text:p/>
        </draw:line>
        <draw:frame draw:style-name="gr6" draw:text-style-name="P3" draw:layer="layout" svg:width="1.526cm" svg:height="1.673cm" svg:x="16.898cm" svg:y="20.771cm">
          <draw:text-box>
            <text:p>A4</text:p>
          </draw:text-box>
        </draw:frame>
        <draw:frame draw:style-name="gr6" draw:text-style-name="P3" draw:layer="layout" svg:width="3.683cm" svg:height="1.673cm" svg:x="14.487cm" svg:y="13.447cm">
          <draw:text-box>
            <text:p>switch2</text:p>
          </draw:text-box>
        </draw:frame>
        <draw:frame draw:style-name="gr1" draw:text-style-name="P1" draw:layer="layout" svg:width="5.588cm" svg:height="5.984cm" svg:x="7.477cm" svg:y="4.68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6.334cm" svg:y1="14.462cm" svg:x2="9.89cm" svg:y2="9.636cm">
          <text:p/>
        </draw:line>
        <draw:line draw:style-name="gr2" draw:text-style-name="P2" draw:layer="layout" svg:x1="10.906cm" svg:y1="9.763cm" svg:x2="15.605cm" svg:y2="14.589cm">
          <text:p/>
        </draw:line>
        <draw:frame draw:style-name="gr7" draw:text-style-name="P6" draw:layer="layout" svg:width="3.683cm" svg:height="0.889cm" svg:x="5.572cm" svg:y="10.017cm">
          <draw:text-box>
            <text:p text:style-name="P5"><text:span text:style-name="T2">10.20.20.1</text:span></text:p>
          </draw:text-box>
        </draw:frame>
        <draw:frame draw:style-name="gr7" draw:text-style-name="P6" draw:layer="layout" svg:width="3.683cm" svg:height="0.889cm" svg:x="12.049cm" svg:y="9.89cm">
          <draw:text-box>
            <text:p text:style-name="P5"><text:span text:style-name="T2">10.20.21.1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2.397cm" svg:y="20.769cm">
          <draw:text-box>
            <text:p>A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Two </text:span><text:span text:style-name="T1">Routers</text:span></text:p>
          </draw:text-box>
        </draw:frame>
        <draw:frame draw:style-name="gr1" draw:text-style-name="P1" draw:layer="layout" svg:width="6.027cm" svg:height="1.845cm" svg:x="2.023cm" svg:y="14.28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5.499cm" svg:y="19.213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6.384cm" svg:y1="15.738cm" svg:x2="6.402cm" svg:y2="19.361cm">
          <text:p/>
        </draw:line>
        <draw:frame draw:style-name="gr6" draw:text-style-name="P3" draw:layer="layout" svg:width="1.526cm" svg:height="1.673cm" svg:x="5.697cm" svg:y="20.77cm">
          <draw:text-box>
            <text:p>A2</text:p>
          </draw:text-box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1.816cm" svg:height="1.386cm" svg:x="14.181cm" svg:y="19.213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5.066cm" svg:y1="15.738cm" svg:x2="15.084cm" svg:y2="19.361cm">
          <text:p/>
        </draw:line>
        <draw:frame draw:style-name="gr6" draw:text-style-name="P3" draw:layer="layout" svg:width="2.037cm" svg:height="1.673cm" svg:x="13.598cm" svg:y="20.77cm">
          <draw:text-box>
            <text:p>A3</text:p>
          </draw:text-box>
        </draw:frame>
        <draw:frame draw:style-name="gr1" draw:text-style-name="P1" draw:layer="layout" svg:width="6.027cm" svg:height="1.845cm" svg:x="13.224cm" svg:y="14.28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16.7cm" svg:y="19.214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7.585cm" svg:y1="15.739cm" svg:x2="17.603cm" svg:y2="19.362cm">
          <text:p/>
        </draw:line>
        <draw:frame draw:style-name="gr6" draw:text-style-name="P3" draw:layer="layout" svg:width="1.526cm" svg:height="1.673cm" svg:x="16.898cm" svg:y="20.771cm">
          <draw:text-box>
            <text:p>A4</text:p>
          </draw:text-box>
        </draw:frame>
        <draw:frame draw:style-name="gr6" draw:text-style-name="P3" draw:layer="layout" svg:width="3.683cm" svg:height="1.673cm" svg:x="14.487cm" svg:y="13.447cm">
          <draw:text-box>
            <text:p>switch2</text:p>
          </draw:text-box>
        </draw:frame>
        <draw:frame draw:style-name="gr1" draw:text-style-name="P1" draw:layer="layout" svg:width="4.165cm" svg:height="4.46cm" svg:x="2.869cm" svg:y="5.4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234cm" svg:y1="14.562cm" svg:x2="5.107cm" svg:y2="9.101cm">
          <text:p/>
        </draw:line>
        <draw:frame draw:style-name="gr7" draw:text-style-name="P6" draw:layer="layout" svg:width="3.683cm" svg:height="0.889cm" svg:x="2.016cm" svg:y="10.144cm">
          <draw:text-box>
            <text:p text:style-name="P5"><text:span text:style-name="T2">10.20.20.1</text:span></text:p>
          </draw:text-box>
        </draw:frame>
        <draw:frame draw:style-name="gr1" draw:text-style-name="P1" draw:layer="layout" svg:width="4.165cm" svg:height="4.46cm" svg:x="13.37cm" svg:y="5.43cm">
          <draw:image xlink:href="Pictures/10000201000000C8000000A700C779154209EB46.png" xlink:type="simple" xlink:show="embed" xlink:actuate="onLoad">
            <text:p/>
          </draw:image>
        </draw:frame>
        <draw:frame draw:style-name="gr8" draw:text-style-name="P6" draw:layer="layout" svg:width="3.683cm" svg:height="0.806cm" svg:x="15.859cm" svg:y="10.144cm">
          <draw:text-box>
            <text:p text:style-name="P5"><text:span text:style-name="T2">10.20.21.1</text:span></text:p>
          </draw:text-box>
        </draw:frame>
        <draw:line draw:style-name="gr2" draw:text-style-name="P2" draw:layer="layout" svg:x1="15.605cm" svg:y1="9.255cm" svg:x2="15.605cm" svg:y2="14.589cm">
          <text:p/>
        </draw:line>
        <draw:line draw:style-name="gr2" draw:text-style-name="P2" draw:layer="layout" svg:x1="6.361cm" svg:y1="7.731cm" svg:x2="13.727cm" svg:y2="7.604cm">
          <text:p/>
        </draw:line>
        <draw:frame draw:style-name="gr7" draw:text-style-name="P6" draw:layer="layout" svg:width="3.683cm" svg:height="0.889cm" svg:x="6.617cm" svg:y="6.545cm">
          <draw:text-box>
            <text:p text:style-name="P5"><text:span text:style-name="T2">172.1.1.1</text:span></text:p>
          </draw:text-box>
        </draw:frame>
        <draw:frame draw:style-name="gr7" draw:text-style-name="P6" draw:layer="layout" svg:width="3.683cm" svg:height="0.889cm" svg:x="11.018cm" svg:y="6.546cm">
          <draw:text-box>
            <text:p text:style-name="P5"><text:span text:style-name="T2">172.1.1.2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3.197cm" svg:y="20.769cm">
          <draw:text-box>
            <text:p>A1</text:p>
          </draw:text-box>
        </draw:frame>
        <draw:frame draw:style-name="gr9" draw:text-style-name="P4" draw:layer="layout" svg:width="10.414cm" svg:height="2.139cm" svg:x="7.604cm" svg:y="1.508cm">
          <draw:text-box>
            <text:p><text:span text:style-name="T1">OSPF </text:span><text:span text:style-name="T1">Topolog</text:span><text:span text:style-name="T1">y</text:span></text:p>
          </draw:text-box>
        </draw:frame>
        <draw:frame draw:style-name="gr1" draw:text-style-name="P1" draw:layer="layout" svg:width="4.057cm" svg:height="1.242cm" svg:x="2.0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2.703cm" svg:height="2.894cm" svg:x="2.8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175cm" svg:y1="15.097cm" svg:x2="4.007cm" svg:y2="9.301cm">
          <text:p/>
        </draw:line>
        <draw:frame draw:style-name="gr7" draw:text-style-name="P6" draw:layer="layout" svg:width="3.683cm" svg:height="0.889cm" svg:x="2.524cm" svg:y="10.144cm">
          <draw:text-box>
            <text:p text:style-name="P5"><text:span text:style-name="T2">10.10.10.1</text:span></text:p>
          </draw:text-box>
        </draw:frame>
        <draw:line draw:style-name="gr2" draw:text-style-name="P2" draw:layer="layout" svg:x1="4.429cm" svg:y1="7.604cm" svg:x2="9.509cm" svg:y2="4.302cm">
          <text:p/>
        </draw:line>
        <draw:frame draw:style-name="gr7" draw:text-style-name="P6" draw:layer="layout" svg:width="3.683cm" svg:height="0.889cm" svg:x="2.397cm" svg:y="6.207cm">
          <draw:text-box>
            <text:p text:style-name="P5"><text:span text:style-name="T2">172.1.1.1</text:span></text:p>
          </draw:text-box>
        </draw:frame>
        <draw:frame draw:style-name="gr10" draw:text-style-name="P6" draw:layer="layout" svg:width="3.683cm" svg:height="0.806cm" svg:x="6.461cm" svg:y="6.334cm">
          <draw:text-box>
            <text:p text:style-name="P5"><text:span text:style-name="T2">172.1.1.2</text:span></text:p>
          </draw:text-box>
        </draw:frame>
        <draw:frame draw:style-name="gr7" draw:text-style-name="P6" draw:layer="layout" svg:width="3.683cm" svg:height="0.889cm" svg:x="2.525cm" svg:y="18.345cm">
          <draw:text-box>
            <text:p text:style-name="P5"><text:span text:style-name="T2">10.10.10.2</text:span></text:p>
          </draw:text-box>
        </draw:frame>
        <draw:frame draw:style-name="gr1" draw:text-style-name="P1" draw:layer="layout" svg:width="1.816cm" svg:height="1.386cm" svg:x="7.78cm" svg:y="19.212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8.665cm" svg:y1="15.737cm" svg:x2="8.683cm" svg:y2="19.36cm">
          <text:p/>
        </draw:line>
        <draw:frame draw:style-name="gr6" draw:text-style-name="P3" draw:layer="layout" svg:width="2.037cm" svg:height="1.673cm" svg:x="7.997cm" svg:y="20.769cm">
          <draw:text-box>
            <text:p>B1</text:p>
          </draw:text-box>
        </draw:frame>
        <draw:frame draw:style-name="gr1" draw:text-style-name="P1" draw:layer="layout" svg:width="4.057cm" svg:height="1.242cm" svg:x="6.8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8.086cm" svg:y="13.446cm">
          <draw:text-box>
            <text:p>switch2</text:p>
          </draw:text-box>
        </draw:frame>
        <draw:frame draw:style-name="gr1" draw:text-style-name="P1" draw:layer="layout" svg:width="2.703cm" svg:height="2.894cm" svg:x="7.6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8.975cm" svg:y1="15.097cm" svg:x2="8.807cm" svg:y2="9.301cm">
          <text:p/>
        </draw:line>
        <draw:frame draw:style-name="gr7" draw:text-style-name="P6" draw:layer="layout" svg:width="3.683cm" svg:height="0.889cm" svg:x="7.324cm" svg:y="10.144cm">
          <draw:text-box>
            <text:p text:style-name="P5"><text:span text:style-name="T2">10.10.20.1</text:span></text:p>
          </draw:text-box>
        </draw:frame>
        <draw:frame draw:style-name="gr7" draw:text-style-name="P6" draw:layer="layout" svg:width="3.683cm" svg:height="0.889cm" svg:x="7.325cm" svg:y="18.345cm">
          <draw:text-box>
            <text:p text:style-name="P5"><text:span text:style-name="T2">10.10.20.2</text:span></text:p>
          </draw:text-box>
        </draw:frame>
        <draw:frame draw:style-name="gr1" draw:text-style-name="P1" draw:layer="layout" svg:width="1.816cm" svg:height="1.386cm" svg:x="12.78cm" svg:y="19.212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3.665cm" svg:y1="15.737cm" svg:x2="13.683cm" svg:y2="19.36cm">
          <text:p/>
        </draw:line>
        <draw:frame draw:style-name="gr6" draw:text-style-name="P3" draw:layer="layout" svg:width="2.037cm" svg:height="1.673cm" svg:x="12.997cm" svg:y="20.769cm">
          <draw:text-box>
            <text:p>C1</text:p>
          </draw:text-box>
        </draw:frame>
        <draw:frame draw:style-name="gr1" draw:text-style-name="P1" draw:layer="layout" svg:width="4.057cm" svg:height="1.242cm" svg:x="11.8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13.086cm" svg:y="13.446cm">
          <draw:text-box>
            <text:p>switch3</text:p>
          </draw:text-box>
        </draw:frame>
        <draw:frame draw:style-name="gr1" draw:text-style-name="P1" draw:layer="layout" svg:width="2.703cm" svg:height="2.894cm" svg:x="12.6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3.975cm" svg:y1="15.097cm" svg:x2="13.807cm" svg:y2="9.301cm">
          <text:p/>
        </draw:line>
        <draw:frame draw:style-name="gr7" draw:text-style-name="P6" draw:layer="layout" svg:width="3.683cm" svg:height="0.889cm" svg:x="12.324cm" svg:y="10.144cm">
          <draw:text-box>
            <text:p text:style-name="P5"><text:span text:style-name="T2">10.10.30.1</text:span></text:p>
          </draw:text-box>
        </draw:frame>
        <draw:frame draw:style-name="gr7" draw:text-style-name="P6" draw:layer="layout" svg:width="3.683cm" svg:height="0.889cm" svg:x="12.325cm" svg:y="18.345cm">
          <draw:text-box>
            <text:p text:style-name="P5"><text:span text:style-name="T2">10.10.30.2</text:span></text:p>
          </draw:text-box>
        </draw:frame>
        <draw:frame draw:style-name="gr1" draw:text-style-name="P1" draw:layer="layout" svg:width="1.816cm" svg:height="1.386cm" svg:x="17.18cm" svg:y="19.212cm">
          <draw:image xlink:href="Pictures/10000201000001C70000013BE4E37CDDF8E78681.png" xlink:type="simple" xlink:show="embed" xlink:actuate="onLoad">
            <text:p/>
          </draw:image>
        </draw:frame>
        <draw:line draw:style-name="gr2" draw:text-style-name="P2" draw:layer="layout" svg:x1="18.065cm" svg:y1="15.737cm" svg:x2="18.083cm" svg:y2="19.36cm">
          <text:p/>
        </draw:line>
        <draw:frame draw:style-name="gr6" draw:text-style-name="P3" draw:layer="layout" svg:width="2.037cm" svg:height="1.673cm" svg:x="17.397cm" svg:y="20.769cm">
          <draw:text-box>
            <text:p>D1</text:p>
          </draw:text-box>
        </draw:frame>
        <draw:frame draw:style-name="gr1" draw:text-style-name="P1" draw:layer="layout" svg:width="4.057cm" svg:height="1.242cm" svg:x="16.2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17.486cm" svg:y="13.446cm">
          <draw:text-box>
            <text:p>switch4</text:p>
          </draw:text-box>
        </draw:frame>
        <draw:frame draw:style-name="gr1" draw:text-style-name="P1" draw:layer="layout" svg:width="2.703cm" svg:height="2.894cm" svg:x="17.0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8.375cm" svg:y1="15.097cm" svg:x2="18.207cm" svg:y2="9.301cm">
          <text:p/>
        </draw:line>
        <draw:frame draw:style-name="gr7" draw:text-style-name="P6" draw:layer="layout" svg:width="3.683cm" svg:height="0.889cm" svg:x="16.724cm" svg:y="10.144cm">
          <draw:text-box>
            <text:p text:style-name="P5"><text:span text:style-name="T2">10.10.40.1</text:span></text:p>
          </draw:text-box>
        </draw:frame>
        <draw:frame draw:style-name="gr7" draw:text-style-name="P6" draw:layer="layout" svg:width="3.683cm" svg:height="0.889cm" svg:x="16.725cm" svg:y="18.345cm">
          <draw:text-box>
            <text:p text:style-name="P5"><text:span text:style-name="T2">10.10.40.2</text:span></text:p>
          </draw:text-box>
        </draw:frame>
        <draw:frame draw:style-name="gr1" draw:text-style-name="P1" draw:layer="layout" svg:width="4.057cm" svg:height="1.242cm" svg:x="8.024cm" svg:y="3.286cm">
          <draw:image xlink:href="Pictures/100002010000012C00000041FB3B55A81A68C668.png" xlink:type="simple" xlink:show="embed" xlink:actuate="onLoad">
            <text:p/>
          </draw:image>
        </draw:frame>
        <draw:line draw:style-name="gr2" draw:text-style-name="P2" draw:layer="layout" svg:x1="9.89cm" svg:y1="4.302cm" svg:x2="8.874cm" svg:y2="7.477cm">
          <text:p/>
        </draw:line>
        <draw:line draw:style-name="gr2" draw:text-style-name="P2" draw:layer="layout" svg:x1="10.652cm" svg:y1="4.175cm" svg:x2="13.827cm" svg:y2="7.858cm">
          <text:p/>
        </draw:line>
        <draw:line draw:style-name="gr2" draw:text-style-name="P2" draw:layer="layout" svg:x1="11.414cm" svg:y1="4.175cm" svg:x2="18.018cm" svg:y2="7.731cm">
          <text:p/>
        </draw:line>
        <draw:frame draw:style-name="gr10" draw:text-style-name="P6" draw:layer="layout" svg:width="3.683cm" svg:height="0.806cm" svg:x="11.362cm" svg:y="6.334cm">
          <draw:text-box>
            <text:p text:style-name="P5"><text:span text:style-name="T2">172.1.1.3</text:span></text:p>
          </draw:text-box>
        </draw:frame>
        <draw:frame draw:style-name="gr10" draw:text-style-name="P6" draw:layer="layout" svg:width="3.683cm" svg:height="0.806cm" svg:x="15.605cm" svg:y="6.461cm">
          <draw:text-box>
            <text:p text:style-name="P5"><text:span text:style-name="T2">172.1.1.4</text:span></text:p>
          </draw:text-box>
        </draw:frame>
        <draw:frame draw:style-name="gr4" draw:text-style-name="P7" draw:layer="layout" svg:width="3.556cm" svg:height="1.427cm" svg:x="12.684cm" svg:y="3.256cm">
          <draw:text-box>
            <text:p><text:span text:style-name="T3">OSPF</text:span></text:p>
            <text:p><text:span text:style-name="T3">Area 0.0.0.0</text:span></text:p>
          </draw:text-box>
        </draw:frame>
      </draw:page>
      <draw:page draw:name="page5" draw:style-name="dp1" draw:master-page-name="Default">
        <draw:frame draw:style-name="gr11" draw:text-style-name="P8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08745A690C3D5BEC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5cm" svg:y="7.69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14.082cm" svg:y2="9.002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11" draw:text-style-name="P8" draw:layer="layout" svg:width="3.556cm" svg:height="0.806cm" svg:x="3.193cm" svg:y="14.013cm">
          <draw:text-box>
            <text:p><text:span text:style-name="T4">10.1.1.1/24</text:span></text:p>
          </draw:text-box>
        </draw:frame>
        <draw:frame draw:style-name="gr12" draw:text-style-name="P8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3" draw:text-style-name="P8" draw:layer="layout" svg:width="2.667cm" svg:height="1.115cm" svg:x="10.653cm" svg:y="9.51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13.194cm" svg:y="7.224cm">
          <draw:text-box>
            <text:p>R2</text:p>
          </draw:text-box>
        </draw:frame>
        <draw:frame draw:style-name="gr11" draw:text-style-name="P8" draw:layer="layout" svg:width="3.556cm" svg:height="0.806cm" svg:x="15.749cm" svg:y="18.409cm">
          <draw:text-box>
            <text:p><text:span text:style-name="T4">10.3.1.1/24</text:span></text:p>
          </draw:text-box>
        </draw:frame>
        <draw:frame draw:style-name="gr11" draw:text-style-name="P8" draw:layer="layout" svg:width="3.556cm" svg:height="0.806cm" svg:x="1.509cm" svg:y="16.832cm">
          <draw:text-box>
            <text:p><text:span text:style-name="T4">10.1.1.2/24</text:span></text:p>
          </draw:text-box>
        </draw:frame>
        <draw:frame draw:style-name="gr11" draw:text-style-name="P8" draw:layer="layout" svg:width="3.556cm" svg:height="0.806cm" svg:x="15.876cm" svg:y="21.089cm">
          <draw:text-box>
            <text:p><text:span text:style-name="T4">10.3.1.2/24</text:span></text:p>
          </draw:text-box>
        </draw:frame>
        <draw:frame draw:style-name="gr4" draw:text-style-name="P7" draw:layer="layout" svg:width="3.556cm" svg:height="1.427cm" svg:x="9.637cm" svg:y="11.639cm">
          <draw:text-box>
            <text:p><text:span text:style-name="T3">BGP</text:span></text:p>
            <text:p><text:span text:style-name="T3">AS 65401</text:span></text:p>
          </draw:text-box>
        </draw:frame>
        <draw:frame draw:style-name="gr4" draw:text-style-name="P4" draw:layer="layout" svg:width="13.081cm" svg:height="1.427cm" svg:x="4.43cm" svg:y="1.509cm">
          <draw:text-box>
            <text:p><text:span text:style-name="T1">IBGP </text:span><text:span text:style-name="T1">Topolog</text:span><text:span text:style-name="T1">y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3.701cm" svg:y2="16.876cm">
          <text:p/>
        </draw:line>
        <draw:line draw:style-name="gr2" draw:text-style-name="P2" draw:layer="layout" svg:x1="14.944cm" svg:y1="16.468cm" svg:x2="14.944cm" svg:y2="9.356cm">
          <text:p/>
        </draw:line>
        <draw:frame draw:style-name="gr12" draw:text-style-name="P8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2" draw:text-style-name="P8" draw:layer="layout" svg:width="2.667cm" svg:height="0.683cm" svg:x="10.526cm" svg:y="15.685cm">
          <draw:text-box>
            <text:p><text:span text:style-name="T4">192.168.2.2</text:span></text:p>
          </draw:text-box>
        </draw:frame>
        <draw:frame draw:style-name="gr12" draw:text-style-name="P8" draw:layer="layout" svg:width="2.667cm" svg:height="0.683cm" svg:x="15.352cm" svg:y="9.764cm">
          <draw:text-box>
            <text:p><text:span text:style-name="T4">192.168.3.2</text:span></text:p>
          </draw:text-box>
        </draw:frame>
        <draw:frame draw:style-name="gr12" draw:text-style-name="P8" draw:layer="layout" svg:width="2.667cm" svg:height="0.683cm" svg:x="15.606cm" svg:y="15.352cm">
          <draw:text-box>
            <text:p><text:span text:style-name="T4">192.168.3.1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1" draw:text-style-name="P1" draw:layer="layout" svg:width="2.019cm" svg:height="1.397cm" svg:x="14.167cm" svg:y="21.292cm">
          <draw:image xlink:href="Pictures/10000201000001C70000013B58E230BB51AF58BF.png" xlink:type="simple" xlink:show="embed" xlink:actuate="onLoad">
            <text:p/>
          </draw:image>
        </draw:frame>
        <draw:line draw:style-name="gr2" draw:text-style-name="P2" draw:layer="layout" svg:x1="15.049cm" svg:y1="17.755cm" svg:x2="15.049cm" svg:y2="21.74cm">
          <text:p/>
        </draw:line>
        <draw:frame draw:style-name="gr3" draw:text-style-name="P3" draw:layer="layout" svg:width="1.397cm" svg:height="1.27cm" svg:x="14.101cm" svg:y="22.6cm">
          <draw:text-box>
            <text:p>C1</text:p>
          </draw:text-box>
        </draw:frame>
        <draw:frame draw:style-name="gr11" draw:text-style-name="P8" draw:layer="layout" svg:width="3.556cm" svg:height="0.806cm" svg:x="15.987cm" svg:y="7.478cm">
          <draw:text-box>
            <text:p><text:span text:style-name="T4">10.2.1.1/24</text:span></text:p>
          </draw:text-box>
        </draw:frame>
        <draw:frame draw:style-name="gr11" draw:text-style-name="P8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7B763C38351B888B.png" xlink:type="simple" xlink:show="embed" xlink:actuate="onLoad">
            <text:p/>
          </draw:image>
        </draw:fram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1.397cm" svg:height="1.27cm" svg:x="16.302cm" svg:y="5.101cm">
          <draw:text-box>
            <text:p>B1</text:p>
          </draw:text-box>
        </draw:frame>
      </draw:page>
      <draw:page draw:name="page6" draw:style-name="dp1" draw:master-page-name="Default">
        <draw:frame draw:style-name="gr11" draw:text-style-name="P8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08745A690C3D5BEC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5cm" svg:y="7.69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14.082cm" svg:y2="9.002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11" draw:text-style-name="P8" draw:layer="layout" svg:width="3.556cm" svg:height="0.806cm" svg:x="3.193cm" svg:y="14.013cm">
          <draw:text-box>
            <text:p><text:span text:style-name="T4">10.1.1.1/24</text:span></text:p>
          </draw:text-box>
        </draw:frame>
        <draw:frame draw:style-name="gr12" draw:text-style-name="P8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3" draw:text-style-name="P8" draw:layer="layout" svg:width="2.667cm" svg:height="1.115cm" svg:x="10.653cm" svg:y="9.51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13.194cm" svg:y="7.224cm">
          <draw:text-box>
            <text:p>R2</text:p>
          </draw:text-box>
        </draw:frame>
        <draw:frame draw:style-name="gr11" draw:text-style-name="P8" draw:layer="layout" svg:width="3.556cm" svg:height="0.806cm" svg:x="15.749cm" svg:y="18.409cm">
          <draw:text-box>
            <text:p><text:span text:style-name="T4">10.3.1.1/24</text:span></text:p>
          </draw:text-box>
        </draw:frame>
        <draw:frame draw:style-name="gr11" draw:text-style-name="P8" draw:layer="layout" svg:width="3.556cm" svg:height="0.806cm" svg:x="1.509cm" svg:y="16.832cm">
          <draw:text-box>
            <text:p><text:span text:style-name="T4">10.1.1.2/24</text:span></text:p>
          </draw:text-box>
        </draw:frame>
        <draw:frame draw:style-name="gr11" draw:text-style-name="P8" draw:layer="layout" svg:width="3.556cm" svg:height="0.806cm" svg:x="15.876cm" svg:y="21.089cm">
          <draw:text-box>
            <text:p><text:span text:style-name="T4">10.3.1.2/24</text:span></text:p>
          </draw:text-box>
        </draw:frame>
        <draw:frame draw:style-name="gr4" draw:text-style-name="P7" draw:layer="layout" svg:width="3.556cm" svg:height="1.427cm" svg:x="9.637cm" svg:y="11.639cm">
          <draw:text-box>
            <text:p><text:span text:style-name="T3">BGP</text:span></text:p>
            <text:p><text:span text:style-name="T3">AS 65401</text:span></text:p>
          </draw:text-box>
        </draw:frame>
        <draw:frame draw:style-name="gr9" draw:text-style-name="P4" draw:layer="layout" svg:width="14.098cm" svg:height="2.139cm" svg:x="3.413cm" svg:y="1.509cm">
          <draw:text-box>
            <text:p><text:span text:style-name="T1">IBGP </text:span><text:span text:style-name="T1">Topolog</text:span><text:span text:style-name="T1">y – </text:span><text:span text:style-name="T1">Route </text:span><text:span text:style-name="T1">Reflecto</text:span><text:span text:style-name="T1">r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3.701cm" svg:y2="16.876cm">
          <text:p/>
        </draw:line>
        <draw:frame draw:style-name="gr12" draw:text-style-name="P8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2" draw:text-style-name="P8" draw:layer="layout" svg:width="2.667cm" svg:height="0.683cm" svg:x="10.526cm" svg:y="15.685cm">
          <draw:text-box>
            <text:p><text:span text:style-name="T4">192.168.2.2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1" draw:text-style-name="P1" draw:layer="layout" svg:width="2.019cm" svg:height="1.397cm" svg:x="14.167cm" svg:y="21.292cm">
          <draw:image xlink:href="Pictures/10000201000001C70000013B58E230BB51AF58BF.png" xlink:type="simple" xlink:show="embed" xlink:actuate="onLoad">
            <text:p/>
          </draw:image>
        </draw:frame>
        <draw:line draw:style-name="gr2" draw:text-style-name="P2" draw:layer="layout" svg:x1="15.049cm" svg:y1="17.755cm" svg:x2="15.049cm" svg:y2="21.74cm">
          <text:p/>
        </draw:line>
        <draw:frame draw:style-name="gr3" draw:text-style-name="P3" draw:layer="layout" svg:width="1.397cm" svg:height="1.27cm" svg:x="14.101cm" svg:y="22.6cm">
          <draw:text-box>
            <text:p>C1</text:p>
          </draw:text-box>
        </draw:frame>
        <draw:frame draw:style-name="gr11" draw:text-style-name="P8" draw:layer="layout" svg:width="3.556cm" svg:height="0.806cm" svg:x="15.987cm" svg:y="7.478cm">
          <draw:text-box>
            <text:p><text:span text:style-name="T4">10.2.1.1/24</text:span></text:p>
          </draw:text-box>
        </draw:frame>
        <draw:frame draw:style-name="gr11" draw:text-style-name="P8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7B763C38351B888B.png" xlink:type="simple" xlink:show="embed" xlink:actuate="onLoad">
            <text:p/>
          </draw:image>
        </draw:fram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1.397cm" svg:height="1.27cm" svg:x="16.302cm" svg:y="5.101cm">
          <draw:text-box>
            <text:p>B1</text:p>
          </draw:text-box>
        </draw:frame>
        <draw:frame draw:style-name="gr4" draw:text-style-name="P7" draw:layer="layout" svg:width="3.556cm" svg:height="1.427cm" svg:x="16.113cm" svg:y="8.747cm">
          <draw:text-box>
            <text:p><text:span text:style-name="T3">RR Client</text:span></text:p>
          </draw:text-box>
        </draw:frame>
        <draw:frame draw:style-name="gr4" draw:text-style-name="P7" draw:layer="layout" svg:width="3.556cm" svg:height="1.427cm" svg:x="15.478cm" svg:y="15.702cm">
          <draw:text-box>
            <text:p><text:span text:style-name="T3">RR Client</text:span></text:p>
          </draw:text-box>
        </draw:frame>
        <draw:frame draw:style-name="gr4" draw:text-style-name="P7" draw:layer="layout" svg:width="3.556cm" svg:height="1.427cm" svg:x="2.143cm" svg:y="10.779cm">
          <draw:text-box>
            <text:p><text:span text:style-name="T3">RR </text:span></text:p>
          </draw:text-box>
        </draw:frame>
      </draw:page>
      <draw:page draw:name="page7" draw:style-name="dp1" draw:master-page-name="Default">
        <draw:frame draw:style-name="gr11" draw:text-style-name="P8" draw:layer="layout" svg:width="3.556cm" svg:height="0.806cm" svg:x="17.638cm" svg:y="5.192cm">
          <draw:text-box>
            <text:p><text:span text:style-name="T4">10.1</text:span><text:span text:style-name="T4">0.20.</text:span><text:span text:style-name="T4">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08745A690C3D5BEC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8.4cm" svg:y="5.152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9.382cm" svg:y2="7.096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11" draw:text-style-name="P8" draw:layer="layout" svg:width="3.556cm" svg:height="0.806cm" svg:x="3.193cm" svg:y="14.013cm">
          <draw:text-box>
            <text:p><text:span text:style-name="T4">10.10.10</text:span><text:span text:style-name="T4">.1/24</text:span></text:p>
          </draw:text-box>
        </draw:frame>
        <draw:frame draw:style-name="gr12" draw:text-style-name="P8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3" draw:text-style-name="P8" draw:layer="layout" svg:width="2.667cm" svg:height="1.115cm" svg:x="6.207cm" svg:y="7.505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7.605cm" svg:y="5.318cm">
          <draw:text-box>
            <text:p>R2</text:p>
          </draw:text-box>
        </draw:frame>
        <draw:frame draw:style-name="gr11" draw:text-style-name="P8" draw:layer="layout" svg:width="3.556cm" svg:height="0.806cm" svg:x="1.509cm" svg:y="16.832cm">
          <draw:text-box>
            <text:p><text:span text:style-name="T4">10.10.10.2/24</text:span></text:p>
          </draw:text-box>
        </draw:frame>
        <draw:frame draw:style-name="gr4" draw:text-style-name="P7" draw:layer="layout" svg:width="3.556cm" svg:height="1.427cm" svg:x="2.778cm" svg:y="10.525cm">
          <draw:text-box>
            <text:p><text:span text:style-name="T3">BGP</text:span></text:p>
            <text:p><text:span text:style-name="T3">AS 65401</text:span></text:p>
          </draw:text-box>
        </draw:frame>
        <draw:frame draw:style-name="gr4" draw:text-style-name="P4" draw:layer="layout" svg:width="13.081cm" svg:height="1.427cm" svg:x="4.43cm" svg:y="1.509cm">
          <draw:text-box>
            <text:p><text:span text:style-name="T1">EBGP </text:span><text:span text:style-name="T1">Topolo</text:span><text:span text:style-name="T1">gy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4.081cm" svg:y2="16.875cm">
          <text:p/>
        </draw:line>
        <draw:frame draw:style-name="gr12" draw:text-style-name="P8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2" draw:text-style-name="P8" draw:layer="layout" svg:width="2.667cm" svg:height="0.683cm" svg:x="11.287cm" svg:y="15.859cm">
          <draw:text-box>
            <text:p><text:span text:style-name="T4">192.168.2.2</text:span></text:p>
          </draw:text-box>
        </draw:frame>
        <draw:frame draw:style-name="gr12" draw:text-style-name="P8" draw:layer="layout" svg:width="2.667cm" svg:height="0.683cm" svg:x="11.033cm" svg:y="5.953cm">
          <draw:text-box>
            <text:p><text:span text:style-name="T4">192.168.3.2</text:span></text:p>
          </draw:text-box>
        </draw:frame>
        <draw:frame draw:style-name="gr12" draw:text-style-name="P8" draw:layer="layout" svg:width="2.667cm" svg:height="0.683cm" svg:x="15.097cm" svg:y="15.605cm">
          <draw:text-box>
            <text:p><text:span text:style-name="T4">192.168.4.2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11" draw:text-style-name="P8" draw:layer="layout" svg:width="3.556cm" svg:height="0.806cm" svg:x="16.875cm" svg:y="7.433cm">
          <draw:text-box>
            <text:p><text:span text:style-name="T4">10.10.20.1/</text:span><text:span text:style-name="T4">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7B763C38351B888B.png" xlink:type="simple" xlink:show="embed" xlink:actuate="onLoad">
            <text:p/>
          </draw:image>
        </draw:frame>
        <draw:frame draw:style-name="gr3" draw:text-style-name="P3" draw:layer="layout" svg:width="1.397cm" svg:height="1.27cm" svg:x="16.302cm" svg:y="5.101cm">
          <draw:text-box>
            <text:p>B1</text:p>
          </draw:text-box>
        </draw:frame>
        <draw:frame draw:style-name="gr1" draw:text-style-name="P1" draw:layer="layout" svg:width="2.633cm" svg:height="2.198cm" svg:x="13.954cm" svg:y="7.565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4.944cm" svg:y1="16.468cm" svg:x2="14.944cm" svg:y2="9.356cm">
          <text:p/>
        </draw:line>
        <draw:line draw:style-name="gr2" draw:text-style-name="P2" draw:layer="layout" svg:x1="10.525cm" svg:y1="6.461cm" svg:x2="14.335cm" svg:y2="8.366cm">
          <text:p/>
        </draw:lin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2.539cm" svg:height="1.27cm" svg:x="16.621cm" svg:y="8.493cm">
          <draw:text-box>
            <text:p>R4</text:p>
          </draw:text-box>
        </draw:frame>
        <draw:frame draw:style-name="gr12" draw:text-style-name="P8" draw:layer="layout" svg:width="2.667cm" svg:height="0.683cm" svg:x="11.634cm" svg:y="7.454cm">
          <draw:text-box>
            <text:p><text:span text:style-name="T4">192.168.3.1</text:span></text:p>
          </draw:text-box>
        </draw:frame>
        <draw:frame draw:style-name="gr12" draw:text-style-name="P8" draw:layer="layout" svg:width="2.667cm" svg:height="0.683cm" svg:x="15.298cm" svg:y="9.506cm">
          <draw:text-box>
            <text:p><text:span text:style-name="T4">192.168.4.1</text:span></text:p>
          </draw:text-box>
        </draw:frame>
        <draw:frame draw:style-name="gr4" draw:text-style-name="P7" draw:layer="layout" svg:width="3.556cm" svg:height="1.427cm" svg:x="8.378cm" svg:y="3.926cm">
          <draw:text-box>
            <text:p><text:span text:style-name="T3">BGP</text:span></text:p>
            <text:p><text:span text:style-name="T3">AS 65402</text:span></text:p>
          </draw:text-box>
        </draw:frame>
        <draw:frame draw:style-name="gr4" draw:text-style-name="P7" draw:layer="layout" svg:width="3.556cm" svg:height="1.427cm" svg:x="13.778cm" svg:y="18.026cm">
          <draw:text-box>
            <text:p><text:span text:style-name="T3">BGP</text:span></text:p>
            <text:p><text:span text:style-name="T3">AS </text:span><text:span text:style-name="T3">65403</text:span></text:p>
          </draw:text-box>
        </draw:frame>
        <draw:frame draw:style-name="gr4" draw:text-style-name="P7" draw:layer="layout" svg:width="3.556cm" svg:height="1.427cm" svg:x="11.778cm" svg:y="8.826cm">
          <draw:text-box>
            <text:p><text:span text:style-name="T3">BGP</text:span></text:p>
            <text:p><text:span text:style-name="T3">AS 6540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6:28:40.693533751</meta:creation-date>
    <dc:date>2018-09-28T16:27:53.036702754</dc:date>
    <meta:editing-duration>PT2H17M31S</meta:editing-duration>
    <meta:editing-cycles>46</meta:editing-cycles>
    <meta:generator>LibreOffice/5.1.6.2$Linux_X86_64 LibreOffice_project/10m0$Build-2</meta:generator>
    <meta:document-statistic meta:object-count="207"/>
  </office:meta>
</office:document-meta>
</file>